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d9c89" officeooo:paragraph-rsid="001d9c89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none" fo:font-weight="normal" officeooo:rsid="001d9c89" officeooo:paragraph-rsid="001d9c89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d9c89" officeooo:paragraph-rsid="001d9c89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n PSP final:</text:p>
      <text:p text:style-name="P1"><text:span text:style-name="T1">Encriptaciones usadas: HASH y asimetrica</text:span></text:p>
      <text:p text:style-name="P1"><text:span text:style-name="T1"/></text:p>
      <text:p text:style-name="P1"><text:span text:style-name="T1"/></text:p>
      <text:p text:style-name="P1"><text:span text:style-name="T3">Asimetrica</text:span><text:span text:style-name="T1">: La razon por la que la use es que se me hizo mas facil de entender que la otra,aparte de que mandarla desde el servervidor al cliente es bastante sencillo y se pueden generar varias, para poder encriptar cada funcion.</text:span></text:p>
      <text:p text:style-name="P1"><text:span text:style-name="T1"/></text:p>
      <text:p text:style-name="P1"><text:span text:style-name="T3">HASH</text:span><text:span text:style-name="T1">:Aparte de la seguridad de la asimetrica decidi darle una segunda capa y use el hash que costo un poco entender como se mandaba desde el cliente al servidor, aparte de que es el estanda para datos criticos como contraseña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5">Funcion del programa</text:span><text:span text:style-name="T1">:</text:span></text:p>
      <text:p text:style-name="P1"><text:span text:style-name="T1">El programa se divide en 3 clases ejectutables, un generador de iban, y 2 clases para almacenar los datos en los dats.</text:span></text:p>
      <text:p text:style-name="P1"><text:span text:style-name="T1"/></text:p>
      <text:p text:style-name="P1"><text:span text:style-name="T4">Crear dats: </text:span><text:span text:style-name="T1">Crea los dats de datos por defecto con dos usuarios:</text:span></text:p>
      <text:p text:style-name="P2"><text:span text:style-name="T4">Admin con contraseño root y mario con contraseña monedas.</text:span></text:p>
      <text:p text:style-name="P1"><text:span text:style-name="T4">Server:</text:span><text:span text:style-name="T1">Esta divido en 2 partes: Hilo y server:</text:span></text:p>
      <text:p text:style-name="P1"><text:span text:style-name="T2"><text:tab/></text:span><text:span text:style-name="T4">Hilo:</text:span><text:span text:style-name="T1"> Donde se crean instancias para atender a los usuario.Aca estan todas y cada de las <text:tab/>funciones del programa. </text:span></text:p>
      <text:p text:style-name="P1"><text:span text:style-name="T2"><text:tab/></text:span><text:span text:style-name="T4">Server:</text:span><text:span text:style-name="T1"> Nucleo del servidor donde se cargan los datos de los dats en listas para su uso <text:tab/>durante la ejecucion.</text:span></text:p>
      <text:p text:style-name="P1"><text:span text:style-name="T1"/></text:p>
      <text:p text:style-name="P1"><text:span text:style-name="T4">Cliente:</text:span><text:span text:style-name="T1">Se conecta al servidor, recibe instrucciones de lo que tiene que hacer y manda datos encriptados y cifrados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0:45:18.662000000</meta:creation-date>
    <dc:date>2022-12-16T20:57:29.329000000</dc:date>
    <meta:editing-duration>PT12M11S</meta:editing-duration>
    <meta:editing-cycles>1</meta:editing-cycles>
    <meta:document-statistic meta:table-count="0" meta:image-count="0" meta:object-count="0" meta:page-count="1" meta:paragraph-count="12" meta:word-count="200" meta:character-count="1167" meta:non-whitespace-character-count="974"/>
    <meta:generator>LibreOffice/7.4.2.3$Windows_X86_64 LibreOffice_project/382eef1f22670f7f4118c8c2dd222ec7ad009daf</meta:generator>
  </office:meta>
</office:document-meta>
</file>